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2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3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4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5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6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7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8" style:family="graphic" style:parent-style-name="standard">
      <style:graphic-properties draw:stroke="dash" draw:stroke-dash="Ultrafine_20_Dashed" draw:marker-start="Linienende_20_2" draw:textarea-horizontal-align="center" draw:textarea-vertical-align="bottom"/>
    </style:style>
    <style:style style:name="gr9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 draw:shadow="visible" draw:shadow-offset-x="0.1cm" draw:shadow-offset-y="0.1cm" draw:shadow-opacity="30%"/>
    </style:style>
    <style:style style:name="gr11" style:family="graphic" style:parent-style-name="standard">
      <style:graphic-properties draw:stroke="dash" draw:stroke-dash="Fine_20_Dashed" draw:textarea-vertical-align="middle"/>
    </style:style>
    <style:style style:name="gr12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13" style:family="graphic" style:parent-style-name="standard">
      <style:graphic-properties draw:stroke="dash" draw:stroke-dash="Fine_20_Dashed" draw:marker-end="" draw:textarea-vertical-align="middle"/>
    </style:style>
    <style:style style:name="gr14" style:family="graphic" style:parent-style-name="standard">
      <style:graphic-properties draw:stroke="dash" draw:stroke-dash="Ultrafine_20_Dashed" draw:marker-start="Linienende_20_2" draw:marker-end="" draw:textarea-horizontal-align="center" draw:textarea-vertical-align="bottom"/>
    </style:style>
    <style:style style:name="gr15" style:family="graphic" style:parent-style-name="objectwithoutfill">
      <style:graphic-properties svg:stroke-color="#808080" draw:marker-end="Linienspitzen_20_1" draw:marker-end-width="0.3cm" draw:fill="none" draw:textarea-vertical-align="middle"/>
    </style:style>
    <style:style style:name="gr16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18pt" fo:font-weight="bold" style:letter-kerning="true" style:font-name-asian="IPAゴシック" style:font-size-asian="18pt" style:font-weight-asian="bold" style:font-name-complex="Lohit Hindi" style:font-size-complex="18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color="#666666" style:font-name="Ubuntu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Ubuntu" fo:font-size="10pt" fo:font-weight="normal" style:letter-kerning="true" style:font-name-asian="IPAゴシック" style:font-size-asian="10pt" style:font-weight-asian="normal" style:font-name-complex="Lohit Hindi" style:font-size-complex="10pt" style:font-weight-complex="normal"/>
    </style:style>
    <style:style style:name="T2" style:family="text">
      <style:text-properties style:font-name="Ubuntu" fo:font-size="14pt" fo:font-weight="bold" style:letter-kerning="true" style:font-name-asian="IPAゴシック" style:font-size-asian="14pt" style:font-weight-asian="bold" style:font-name-complex="Lohit Hindi" style:font-size-complex="14pt" style:font-weight-complex="bold"/>
    </style:style>
    <style:style style:name="T3" style:family="text">
      <style:text-properties fo:color="#666666" style:font-name="Ubuntu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0" draw:id="id10" draw:layer="layout" svg:width="4.894cm" svg:height="1.5cm" svg:x="4.5cm" svg:y="7.1cm">
          <text:p text:style-name="P1"><text:span text:style-name="T1">&lt;&lt;Constructor&gt;&gt;</text:span></text:p>
          <text:p text:style-name="P1"><text:span text:style-name="T2">MO5.Queu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4.895cm" svg:height="1.5cm" svg:x="4.5cm" svg:y="10.4cm">
          <text:p text:style-name="P1"><text:span text:style-name="T1">&lt;&lt;Constructor&gt;&gt;</text:span></text:p>
          <text:p text:style-name="P1"><text:span text:style-name="T2">MO5.Ma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4.9cm" svg:height="1.501cm" svg:x="4.5cm" svg:y="13.5cm">
          <text:p text:style-name="P1"><text:span text:style-name="T1">&lt;&lt;Constructor&gt;&gt;</text:span></text:p>
          <text:p text:style-name="P1"><text:span text:style-name="T2">MO5.Lis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2" draw:id="id12" draw:layer="layout" svg:width="4.9cm" svg:height="1.501cm" svg:x="10.3cm" svg:y="3.599cm">
          <text:p text:style-name="P1"><text:span text:style-name="T1">&lt;&lt;Constructor&gt;&gt;</text:span></text:p>
          <text:p text:style-name="P1"><text:span text:style-name="T2">MO5.CoreObjec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4.894cm" svg:height="1.5cm" svg:x="14.2cm" svg:y="10.4cm">
          <text:p text:style-name="P1"><text:span text:style-name="T1">&lt;&lt;Constructor&gt;&gt;</text:span></text:p>
          <text:p text:style-name="P1"><text:span text:style-name="T2">MO5.Tim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894cm" svg:height="1.5cm" svg:x="20.877cm" svg:y="10.4cm">
          <text:p text:style-name="P1"><text:span text:style-name="T1">&lt;&lt;Constructor&gt;&gt;</text:span></text:p>
          <text:p text:style-name="P1"><text:span text:style-name="T2">MO5.TimerWatch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4.894cm" svg:height="1.5cm" svg:x="14.206cm" svg:y="7.1cm">
          <text:p text:style-name="P1"><text:span text:style-name="T1">&lt;&lt;Constructor&gt;&gt;</text:span></text:p>
          <text:p text:style-name="P1"><text:span text:style-name="T2">MO5.Result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9.094cm" svg:y1="11.15cm" svg:x2="20.877cm" svg:y2="11.15cm" draw:start-shape="id1" draw:start-glue-point="1" draw:end-shape="id2" draw:end-glue-point="3" svg:d="M19094 11150h1783" svg:viewBox="0 0 1784 1">
          <text:p/>
        </draw:connector>
        <draw:custom-shape draw:style-name="gr9" draw:text-style-name="P1" xml:id="id4" draw:id="id4" draw:layer="layout" svg:width="12.7cm" svg:height="2.3cm" svg:x="13.6cm" svg:y="6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3" draw:id="id3" draw:layer="layout" svg:width="4.3cm" svg:height="0.9cm" svg:x="17.8cm" svg:y="4.6cm">
          <text:p text:style-name="P1"><text:span text:style-name="T3">Flow Control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9.95cm" svg:y1="5.5cm" svg:x2="19.95cm" svg:y2="6.7cm" draw:start-shape="id3" draw:start-glue-point="2" draw:end-shape="id4" draw:end-glue-point="0" svg:d="M19950 5500v1200" svg:viewBox="0 0 1 1201">
          <text:p/>
        </draw:connector>
        <draw:custom-shape draw:style-name="gr9" draw:text-style-name="P1" xml:id="id6" draw:id="id6" draw:layer="layout" svg:width="6.6cm" svg:height="8.9cm" svg:x="3.8cm" svg:y="6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7" draw:id="id7" draw:layer="layout" svg:width="4cm" svg:height="0.9cm" svg:x="5.1cm" svg:y="16.3cm">
          <text:p text:style-name="P1"><text:span text:style-name="T3">Data Struc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5" draw:id="id5" draw:layer="layout" svg:width="4.894cm" svg:height="1.5cm" svg:x="14.206cm" svg:y="13.5cm">
          <text:p text:style-name="P1"><text:span text:style-name="T1">&lt;&lt;Constructor&gt;&gt;</text:span></text:p>
          <text:p text:style-name="P1"><text:span text:style-name="T2">MO5.Ani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23.324cm" svg:y1="11.9cm" svg:x2="19.1cm" svg:y2="14.25cm" draw:start-shape="id2" draw:start-glue-point="2" draw:end-shape="id5" draw:end-glue-point="1" svg:d="M23324 11900v2350h-4224" svg:viewBox="0 0 4225 2351">
          <text:p/>
        </draw:connector>
        <draw:custom-shape draw:style-name="gr9" draw:text-style-name="P1" xml:id="id8" draw:id="id8" draw:layer="layout" svg:width="12.7cm" svg:height="5.6cm" svg:x="13.6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3.9cm" svg:height="0.9cm" svg:x="18cm" svg:y="16.3cm">
          <text:p text:style-name="P1"><text:span text:style-name="T3">Timing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7.1cm" svg:y1="15.6cm" svg:x2="7.1cm" svg:y2="16.3cm" draw:start-shape="id6" draw:start-glue-point="2" draw:end-shape="id7" draw:end-glue-point="0" svg:d="M7100 15600v700" svg:viewBox="0 0 1 701">
          <text:p/>
        </draw:connector>
        <draw:connector draw:style-name="gr11" draw:text-style-name="P1" draw:layer="layout" svg:x1="19.95cm" svg:y1="15.6cm" svg:x2="19.95cm" svg:y2="16.3cm" draw:start-shape="id8" draw:start-glue-point="2" draw:end-shape="id9" draw:end-glue-point="0" svg:d="M19950 15600v700" svg:viewBox="0 0 1 701">
          <text:p/>
        </draw:connector>
        <draw:connector draw:style-name="gr14" draw:text-style-name="P3" draw:layer="layout" svg:x1="9.394cm" svg:y1="7.85cm" svg:x2="14.206cm" svg:y2="7.85cm" draw:start-shape="id10" draw:start-glue-point="1" draw:end-shape="id11" draw:end-glue-point="3" svg:d="M9394 7850h4812" svg:viewBox="0 0 4813 1">
          <text:p/>
        </draw:connector>
        <draw:custom-shape draw:style-name="gr10" draw:text-style-name="P4" xml:id="id13" draw:id="id13" draw:layer="layout" svg:width="4.3cm" svg:height="0.9cm" svg:x="4.4cm" svg:y="3.9cm">
          <text:p text:style-name="P1"><text:span text:style-name="T3">Base Constructor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0.3cm" svg:y1="4.349cm" svg:x2="8.7cm" svg:y2="4.35cm" draw:start-shape="id12" draw:start-glue-point="3" draw:end-shape="id13" draw:end-glue-point="1" svg:d="M10300 4349h-750v1h-850" svg:viewBox="0 0 1601 2">
          <text:p/>
        </draw:connector>
        <draw:connector draw:style-name="gr15" draw:text-style-name="P1" draw:layer="layout" svg:x1="16.653cm" svg:y1="7.1cm" svg:x2="12.75cm" svg:y2="5.1cm" draw:start-shape="id11" draw:start-glue-point="0" draw:end-shape="id12" draw:end-glue-point="2" svg:d="M16653 7100v-950h-3903v-1050" svg:viewBox="0 0 3904 2001">
          <text:p/>
        </draw:connector>
        <draw:connector draw:style-name="gr15" draw:text-style-name="P1" draw:layer="layout" svg:x1="6.947cm" svg:y1="7.1cm" svg:x2="12.75cm" svg:y2="5.1cm" draw:start-shape="id10" draw:start-glue-point="0" draw:end-shape="id12" draw:end-glue-point="2" svg:d="M6947 7100v-950h5803v-1050" svg:viewBox="0 0 5804 2001">
          <text:p/>
        </draw:connector>
        <draw:connector draw:style-name="gr15" draw:text-style-name="P1" draw:layer="layout" draw:line-skew="1.7cm" svg:x1="6.947cm" svg:y1="10.4cm" svg:x2="12.75cm" svg:y2="5.1cm" draw:start-shape="id14" draw:start-glue-point="0" draw:end-shape="id12" draw:end-glue-point="2" svg:d="M6947 10400v-900h5803v-4400" svg:viewBox="0 0 5804 5301">
          <text:p/>
        </draw:connector>
        <draw:connector draw:style-name="gr15" draw:text-style-name="P1" draw:layer="layout" draw:line-skew="3.451cm" svg:x1="6.95cm" svg:y1="13.5cm" svg:x2="12.75cm" svg:y2="5.1cm" draw:start-shape="id15" draw:start-glue-point="0" draw:end-shape="id12" draw:end-glue-point="2" svg:d="M6950 13500v-700h5800v-7700" svg:viewBox="0 0 5801 8401">
          <text:p/>
        </draw:connector>
        <draw:connector draw:style-name="gr15" draw:text-style-name="P1" draw:layer="layout" draw:line-skew="1.7cm" svg:x1="16.647cm" svg:y1="10.4cm" svg:x2="12.75cm" svg:y2="5.1cm" draw:start-shape="id1" draw:start-glue-point="0" draw:end-shape="id12" draw:end-glue-point="2" svg:d="M16647 10400v-900h-3897v-4400" svg:viewBox="0 0 3898 5301">
          <text:p/>
        </draw:connector>
        <draw:connector draw:style-name="gr15" draw:text-style-name="P1" draw:layer="layout" draw:line-skew="1.7cm" svg:x1="23.324cm" svg:y1="10.4cm" svg:x2="12.75cm" svg:y2="5.1cm" draw:start-shape="id2" draw:start-glue-point="0" draw:end-shape="id12" draw:end-glue-point="2" svg:d="M23324 10400v-900h-10574v-4400" svg:viewBox="0 0 10575 5301">
          <text:p/>
        </draw:connector>
        <draw:connector draw:style-name="gr15" draw:text-style-name="P1" draw:layer="layout" draw:line-skew="3.45cm" svg:x1="16.653cm" svg:y1="13.5cm" svg:x2="12.75cm" svg:y2="5.1cm" draw:start-shape="id5" draw:start-glue-point="0" draw:end-shape="id12" draw:end-glue-point="2" svg:d="M16653 13500v-700h-3903v-7700" svg:viewBox="0 0 3904 8401">
          <text:p/>
        </draw:connector>
        <draw:custom-shape draw:style-name="gr16" draw:text-style-name="P2" xml:id="id16" draw:id="id16" draw:layer="layout" svg:width="4.894cm" svg:height="1.5cm" svg:x="20.9cm" svg:y="7.1cm">
          <text:p text:style-name="P1"><text:span text:style-name="T1">&lt;&lt;Constructor&gt;&gt;</text:span></text:p>
          <text:p text:style-name="P1"><text:span text:style-name="T2">MO5.EventBus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2.75cm" svg:y1="3.599cm" svg:x2="23.347cm" svg:y2="7.1cm" draw:start-shape="id12" draw:start-glue-point="0" draw:end-shape="id16" draw:end-glue-point="0" svg:d="M12750 3599v-502h10597v4003" svg:viewBox="0 0 10598 40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Linienende_20_2" draw:display-name="Linienende 2" svg:viewBox="0 0 3000 3000" svg:d="M1500 0l1500 2789v211h-114l-1286-2392v2392h-200v-2392l-1286 2392h-114v-211z"/>
    <draw:marker draw:name="Linienende_20_4" draw:display-name="Linienende 4" svg:viewBox="-2676 0 5676 8800" svg:d="M1500 0l1500 3000h-3000zM-1500 6447l-1176 2353h2353z"/>
    <draw:marker draw:name="Linienende_20_6" draw:display-name="Linienende 6" svg:viewBox="-1176 0 4176 5800" svg:d="M1500 0l1500 3000h-3000zM0 3447l-1176 2353h2353z"/>
    <draw:marker draw:name="Linienspitzen_20_1" draw:display-name="Linienspitzen 1" svg:viewBox="0 0 3000 3000" svg:d="M1500 0l1500 3000h-3000zM1500 447l-1176 2353h2353z"/>
    <draw:marker draw:name="Linienspitzen_20_2" draw:display-name="Linienspitzen 2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IPAゴシック" style:font-family-asian="IPAゴシック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</meta:initial-creator>
    <meta:creation-date>2013-05-25T09:30:16</meta:creation-date>
    <dc:date>2014-08-02T21:15:39.349644049</dc:date>
    <dc:creator>j </dc:creator>
    <meta:editing-duration>PT1H57M14S</meta:editing-duration>
    <meta:editing-cycles>33</meta:editing-cycles>
    <meta:generator>LibreOffice/4.2.4.2$Linux_X86_64 LibreOffice_project/420m0$Build-2</meta:generator>
    <meta:document-statistic meta:object-count="31"/>
  </office:meta>
</office:document-meta>
</file>